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4db3" officeooo:paragraph-rsid="00164db3"/>
    </style:style>
    <style:style style:name="P2" style:family="paragraph" style:parent-style-name="Preformatted_20_Text">
      <style:paragraph-properties fo:text-align="center" style:justify-single-word="false"/>
      <style:text-properties officeooo:rsid="00164db3" officeooo:paragraph-rsid="00164db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">Guiniguada-EPG</text:span></text:p>
      <text:p text:style-name="P1"/>
      <text:p text:style-name="P1"><text:tab/>Scripts que permiten la descarga de la EPG de todos los canales de Movistar+ para Tvheadend, utilizando dos fuentes diferentes, en caso de que una de ellas este caída. </text:p>
      <text:p text:style-name="P1"/>
      <text:p text:style-name="P1"><text:tab/>Mostrando toda la información técnica del programa, imdb rating películas, estreno, directo, incluidas imágenes.</text:p>
      <text:p text:style-name="P1"/>
      <text:p text:style-name="P1"><text:tab/>Si no se obtienen imágenes de Series y Películas se intentan obtener de otras fuentes.</text:p>
      <text:p text:style-name="P1"/>
      <text:p text:style-name="P1"><text:tab/>Todas las categorías de la parrilla están coordinadas con los géneros de Tvheadend, por lo que en Kodi la epg sale con sus respectivos colores.</text:p>
      <text:p text:style-name="P1"/>
      <text:p text:style-name="P1"><text:tab/><text:span text:style-name="T2">Disponible para:</text:span></text:p>
      <text:p text:style-name="P1"/>
      <text:p text:style-name="P1"><text:tab/>.- Synology/XPEnology</text:p>
      <text:p text:style-name="P1"/>
      <text:p text:style-name="P1"><text:tab/>.- Linux</text:p>
      <text:p text:style-name="P1"/>
      <text:p text:style-name="P1"><text:tab/>.- LibreElec</text:p>
      <text:p text:style-name="P1"/>
      <text:p text:style-name="P1"><text:tab/><text:span text:style-name="T2">Guía de instalación y funcionamiento explicado en el foro de Kodimania.</text:span><text:tab/>(Proximamente)</text:p>
      <text:p text:style-name="P1"/>
      <text:p text:style-name="P1"><text:tab/>.- www.kodimania.com</text:p>
      <text:p text:style-name="P1"/>
      <text:p text:style-name="P1"/>
      <text:p text:style-name="P1"/>
      <text:p text:style-name="P1"><text:tab/><text:span text:style-name="T2">Agradecimientos:</text:span></text:p>
      <text:p text:style-name="P1"/>
      <text:p text:style-name="P1"><text:s/>.- a Manuelin por sus conocimientos y colaboración.</text:p>
      <text:p text:style-name="P1"/>
      <text:p text:style-name="P1">.- <text:s/>a eLriK por sus ideas para el diseño de la info en Kodi.</text:p>
      <text:p text:style-name="P1"/>
      <text:p text:style-name="P1">.- <text:s/>a los compañeros del grupo de telegram Guiniguada-EPG que me han ayudado a <text:s text:c="6"/>testear, especialmente a Diego, Ambit, Alberto, Manuel,McGreg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2T16:34:40.277239611</dc:date>
    <meta:editing-duration>PT1M</meta:editing-duration>
    <meta:editing-cycles>1</meta:editing-cycles>
    <meta:document-statistic meta:table-count="0" meta:image-count="0" meta:object-count="0" meta:page-count="1" meta:paragraph-count="15" meta:word-count="150" meta:character-count="975" meta:non-whitespace-character-count="818"/>
    <meta:generator>LibreOffice/5.1.6.2$Linux_X86_64 LibreOffice_project/10m0$Build-2</meta:generator>
  </office:meta>
</office:document-meta>
</file>